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Bookman Old Style1" svg:font-family="'Bookman Old Style'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Bookman Old Style" fo:font-size="14pt" fo:font-style="italic" fo:font-weight="bold" style:font-size-asian="14pt" style:font-style-asian="italic" style:font-weight-asian="bold" style:font-name-complex="Bookman Old Style1" style:font-size-complex="14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list-style-name="WWNum4">
      <style:paragraph-properties fo:text-align="justify" style:justify-single-word="false"/>
    </style:style>
    <style:style style:name="P5" style:family="paragraph" style:parent-style-name="Standard" style:list-style-name="WWNum1">
      <style:paragraph-properties fo:text-align="justify" style:justify-single-word="false"/>
    </style:style>
    <style:style style:name="P6" style:family="paragraph" style:parent-style-name="Standard" style:list-style-name="WWNum5">
      <style:paragraph-properties fo:text-align="justify" style:justify-single-word="false"/>
    </style:style>
    <style:style style:name="P7" style:family="paragraph" style:parent-style-name="Standard" style:list-style-name="WWNum6">
      <style:paragraph-properties fo:text-align="justify" style:justify-single-word="false"/>
    </style:style>
    <style:style style:name="P8" style:family="paragraph" style:parent-style-name="Standard" style:list-style-name="WWNum7">
      <style:paragraph-properties fo:text-align="justify" style:justify-single-word="false"/>
    </style:style>
    <style:style style:name="P9" style:family="paragraph" style:parent-style-name="Standard" style:list-style-name="WWNum9">
      <style:paragraph-properties fo:text-align="justify" style:justify-single-word="false"/>
    </style:style>
    <style:style style:name="P10" style:family="paragraph" style:parent-style-name="Standard" style:list-style-name="WWNum10">
      <style:paragraph-properties fo:text-align="justify" style:justify-single-word="false"/>
    </style:style>
    <style:style style:name="P11" style:family="paragraph" style:parent-style-name="Standard" style:list-style-name="WWNum11">
      <style:paragraph-properties fo:text-align="justify" style:justify-single-word="false"/>
    </style:style>
    <style:style style:name="P12" style:family="paragraph" style:parent-style-name="Standard" style:list-style-name="WWNum12">
      <style:paragraph-properties fo:text-align="justify" style:justify-single-word="false"/>
    </style:style>
    <style:style style:name="P13" style:family="paragraph" style:parent-style-name="Standard" style:list-style-name="WWNum13">
      <style:paragraph-properties fo:text-align="justify" style:justify-single-word="false"/>
    </style:style>
    <style:style style:name="P14" style:family="paragraph" style:parent-style-name="Standard" style:list-style-name="WWNum14">
      <style:paragraph-properties fo:text-align="justify" style:justify-single-word="false"/>
    </style:style>
    <style:style style:name="P15" style:family="paragraph" style:parent-style-name="Standard" style:list-style-name="WWNum10"/>
    <style:style style:name="P16" style:family="paragraph" style:parent-style-name="Standard" style:list-style-name="WWNum11"/>
    <style:style style:name="P17" style:family="paragraph" style:parent-style-name="Standard" style:list-style-name="WWNum12"/>
    <style:style style:name="P18" style:family="paragraph" style:parent-style-name="Standard" style:list-style-name="WWNum3">
      <style:paragraph-properties fo:margin-left="0.5071in" fo:margin-right="0in" fo:text-align="justify" style:justify-single-word="false" fo:text-indent="-0.2354in" style:auto-text-indent="false">
        <style:tab-stops>
          <style:tab-stop style:position="0.489in"/>
        </style:tab-stops>
      </style:paragraph-properties>
    </style:style>
    <style:style style:name="P19" style:family="paragraph" style:parent-style-name="Standard">
      <style:paragraph-properties fo:margin-left="0.5071in" fo:margin-right="0in" fo:text-align="justify" style:justify-single-word="false" fo:text-indent="-0.2354in" style:auto-text-indent="false">
        <style:tab-stops>
          <style:tab-stop style:position="0.489in"/>
        </style:tab-stops>
      </style:paragraph-properties>
      <style:text-properties style:font-name="Bookman Old Style" fo:font-size="14pt" fo:font-style="italic" fo:font-weight="bold" style:font-size-asian="14pt" style:font-style-asian="italic" style:font-weight-asian="bold" style:font-name-complex="Bookman Old Style1" style:font-size-complex="14pt"/>
    </style:style>
    <style:style style:name="P20" style:family="paragraph" style:parent-style-name="Standard" style:list-style-name="WWNum2">
      <style:paragraph-properties fo:margin-left="0.5161in" fo:margin-right="0in" fo:text-align="justify" style:justify-single-word="false" fo:text-indent="-0.2264in" style:auto-text-indent="false">
        <style:tab-stops>
          <style:tab-stop style:position="0.4618in"/>
        </style:tab-stops>
      </style:paragraph-properties>
    </style:style>
    <style:style style:name="P21" style:family="paragraph" style:parent-style-name="Standard" style:list-style-name="WWNum8">
      <style:paragraph-properties fo:margin-left="0.3535in" fo:margin-right="0in" fo:text-align="justify" style:justify-single-word="false" fo:text-indent="-0.0453in" style:auto-text-indent="false">
        <style:tab-stops>
          <style:tab-stop style:position="0.5256in"/>
        </style:tab-stops>
      </style:paragraph-properties>
    </style:style>
    <style:style style:name="P22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Bookman Old Style" fo:font-size="14pt" fo:font-style="italic" fo:font-weight="bold" style:font-size-asian="14pt" style:font-style-asian="italic" style:font-weight-asian="bold" style:font-name-complex="Bookman Old Style1" style:font-size-complex="14pt"/>
    </style:style>
    <style:style style:name="T3" style:family="text">
      <style:text-properties style:font-name="Bookman Old Style" fo:font-size="14pt" fo:language="en" fo:country="US" fo:font-style="italic" fo:font-weight="bold" style:font-size-asian="14pt" style:font-style-asian="italic" style:font-weight-asian="bold" style:font-name-complex="Bookman Old Style1" style:font-size-complex="14pt"/>
    </style:style>
    <style:style style:name="T4" style:family="text">
      <style:text-properties style:font-name="Bookman Old Style" style:font-name-asian="Times New Roman1" style:font-name-complex="Bookman Old Style1"/>
    </style:style>
    <style:style style:name="T5" style:family="text">
      <style:text-properties style:font-name="Bookman Old Style" fo:language="en" fo:country="US" style:font-name-asian="Times New Roman1" style:font-name-complex="Bookman Old Style1"/>
    </style:style>
    <style:style style:name="T6" style:family="text">
      <style:text-properties style:font-name="Bookman Old Style" fo:font-style="italic" fo:font-weight="bold" style:font-name-asian="Times New Roman1" style:font-style-asian="italic" style:font-weight-asian="bold" style:font-name-complex="Bookman Old Style1"/>
    </style:style>
    <style:style style:name="T7" style:family="text">
      <style:text-properties style:font-name="Bookman Old Style" fo:font-style="italic" fo:font-weight="bold" style:font-name-asian="Times New Roman1" style:font-style-asian="italic" style:font-weight-asian="bold" style:font-name-complex="Bookman Old Style1" style:font-weight-complex="bold"/>
    </style:style>
    <style:style style:name="T8" style:family="text">
      <style:text-properties style:font-name-asian="Times New Roman1"/>
    </style:style>
    <style:style style:name="T9" style:family="text">
      <style:text-properties fo:font-weight="bold" style:font-weight-asian="bold"/>
    </style:style>
    <style:style style:name="T10" style:family="text">
      <style:text-properties style:font-weight-complex="bold"/>
    </style:style>
    <style:style style:name="T11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Билеты по физике для 10 класса</text:span></text:p>
      <text:p text:style-name="Standard"><text:s/></text:p>
      <text:p text:style-name="P1"><text:span text:style-name="T2">Билет №1</text:span></text:p>
      <text:list xml:id="list1543965736067023101" text:style-name="WWNum3">
        <text:list-item>
          <text:p text:style-name="P18"><text:span text:style-name="T8">Основные положения молекулярно-кинетической теории, их <text:s/>опытные обоснования. Масса, размеры и скорость молекул. Взаимодействие молекул.</text:span></text:p>
        </text:list-item>
        <text:list-item>
          <text:p text:style-name="P18"><text:span text:style-name="T4">Задача по теме: «Влажность»</text:span></text:p>
        </text:list-item>
      </text:list>
      <text:p text:style-name="P19"/>
      <text:p text:style-name="P1"><text:span text:style-name="T2">Билет №</text:span><text:span text:style-name="T3">2</text:span></text:p>
      <text:list xml:id="list4386265457355373223" text:style-name="WWNum4">
        <text:list-item>
          <text:p text:style-name="P4">МКТ идеального газа. Давление идеального газа. Вывод основного уравнения <text:s/>молекулярно-кинетической теории идеального газа. </text:p>
        </text:list-item>
        <text:list-item>
          <text:p text:style-name="P4"><text:span text:style-name="T4">Задача по теме: «Тепловой баланс». <text:s/></text:span></text:p>
        </text:list-item>
      </text:list>
      <text:p text:style-name="P2"/>
      <text:p text:style-name="P1"><text:span text:style-name="T2">Билет №</text:span><text:span text:style-name="T3">3</text:span></text:p>
      <text:list xml:id="list8928064935307175950" text:style-name="WWNum1">
        <text:list-item>
          <text:p text:style-name="P5">Модель идеального газа. Опыты Штерна по измерению скоростей молекул. Исследования <text:s/>статистического распределения молекул по скоростям. Распределение Максвелла. </text:p>
        </text:list-item>
        <text:list-item>
          <text:p text:style-name="P5"><text:span text:style-name="T4">Задача по теме: «</text:span><text:span text:style-name="T5">I</text:span><text:span text:style-name="T4"> начало термодинамики»</text:span></text:p>
        </text:list-item>
      </text:list>
      <text:p text:style-name="P2"/>
      <text:p text:style-name="P1"><text:span text:style-name="T2">Билет №</text:span><text:span text:style-name="T3">4</text:span></text:p>
      <text:list xml:id="list3210300744266351661" text:style-name="WWNum2">
        <text:list-item>
          <text:p text:style-name="P20">Температура и способы её измерения. Молекулярно-кинетическое и термодинамическое толкования температуры. Абсолютная шкала температур. Вывод уравнения состояния идеального газа на основе МКТ. </text:p>
        </text:list-item>
        <text:list-item>
          <text:p text:style-name="P20"><text:span text:style-name="T4">Задача по теме: «КПД тепловой машины».</text:span></text:p>
        </text:list-item>
      </text:list>
      <text:p text:style-name="P2"/>
      <text:p text:style-name="P1"><text:span text:style-name="T2">Билет №</text:span><text:span text:style-name="T3">5</text:span></text:p>
      <text:list xml:id="list697218262461734264" text:style-name="WWNum5">
        <text:list-item>
          <text:p text:style-name="P6">Термодинамическая система и её параметры. Постулаты термодинамики. Внутренняя энергия. Распределение энергии по степеням свободы. Количество теплоты. <text:s/>Работа в термодинамике. Первое начало термодинамики. </text:p>
        </text:list-item>
        <text:list-item>
          <text:p text:style-name="P6"><text:span text:style-name="T4">Задача по теме: «Основное уравнение состояния идеального газа».</text:span></text:p>
        </text:list-item>
      </text:list>
      <text:p text:style-name="P2"/>
      <text:p text:style-name="P1"><text:span text:style-name="T2">Билет №</text:span><text:span text:style-name="T3">6</text:span></text:p>
      <text:list xml:id="list7163593527640591867" text:style-name="WWNum6">
        <text:list-item>
          <text:p text:style-name="P7">Изопроцессы в газах. Уравнение Менделеева-Клапейрона состояния идеального газа. </text:p>
        </text:list-item>
        <text:list-item>
          <text:p text:style-name="P7"><text:span text:style-name="T4">Задача по теме: «Поверхностное натяжение».</text:span></text:p>
        </text:list-item>
      </text:list>
      <text:p text:style-name="P2"/>
      <text:p text:style-name="P2"/>
      <text:p text:style-name="P1"><text:span text:style-name="T2">Билет №</text:span><text:span text:style-name="T3">7</text:span></text:p>
      <text:list xml:id="list6980495624573766300" text:style-name="WWNum7">
        <text:list-item>
          <text:p text:style-name="P8">Кристаллы. Анизотропия. Аморфные тела. Упругие свойства твердых тел. Виды деформаций. Обобщенный закон Гука. Модуль Юнга. Запас прочности. Диаграмма напряжений. </text:p>
        </text:list-item>
        <text:list-item>
          <text:p text:style-name="P8"><text:span text:style-name="T4">Задача по теме: «Газовые законы».</text:span></text:p>
        </text:list-item>
      </text:list>
      <text:p text:style-name="P2"/>
      <text:p text:style-name="P1"><text:span text:style-name="T2">Билет №</text:span><text:span text:style-name="T3">8</text:span></text:p>
      <text:list xml:id="list7130922546906252553" text:style-name="WWNum8">
        <text:list-item>
          <text:p text:style-name="P21">Поверхностные свойства жидкостей<text:span text:style-name="T9">. <text:s/></text:span>Поверхностная <text:s/>энергия жидкости, поверхностное натяжение. <text:s/>Смачивание и несмачивание. <text:s/>Давление под искривленной поверхностью жидкости. <text:s/>Капиллярные явления.</text:p>
        </text:list-item>
        <text:list-item>
          <text:p text:style-name="P21"><text:span text:style-name="T4">Задача по теме: «Первое начало термодинамики»</text:span></text:p>
        </text:list-item>
      </text:list>
      <text:p text:style-name="P2"><text:tab/></text:p>
      <text:p text:style-name="P1"><text:span text:style-name="T2">Билет №</text:span><text:span text:style-name="T3">9</text:span></text:p>
      <text:list xml:id="list4078067343039087627" text:style-name="WWNum9">
        <text:list-item>
          <text:p text:style-name="P9"><text:span text:style-name="T10">Реальные газы, пары.</text:span><text:span text:style-name="T9"> </text:span>Понятие фазы. Испарение жидкости и конденсация. Насыщенный пар и его свойства. Метастабильные состояния. Изотерма Эндрюса. Диаграмма состояний вещества в координатах р(<text:span text:style-name="T11">V</text:span>). <text:s/>Критическая температура.</text:p>
        </text:list-item>
        <text:list-item>
          <text:p text:style-name="P9"><text:soft-page-break/><text:span text:style-name="T4">Задача по теме: «Уравнение Клайперона -Менделеева».</text:span></text:p>
        </text:list-item>
      </text:list>
      <text:p text:style-name="P2"/>
      <text:p text:style-name="P1"><text:span text:style-name="T2">Билет №1</text:span><text:span text:style-name="T3">0</text:span></text:p>
      <text:list xml:id="list4799860756677912101" text:style-name="WWNum10">
        <text:list-item>
          <text:p text:style-name="P10">Критическое состояние. Диаграмма состояний вещества в координатах <text:span text:style-name="T11">p</text:span>(<text:span text:style-name="T11">T</text:span>). Критическая температура. Критическая точка. Фазовые превращения <text:s/>второго рода. Кипение жидкости. Зависимость температуры кипения от давления. </text:p>
        </text:list-item>
        <text:list-item>
          <text:p text:style-name="P15"><text:span text:style-name="T4">Задача по теме: «Первое начало термодинамики с учетом механического движения».</text:span></text:p>
        </text:list-item>
      </text:list>
      <text:p text:style-name="P2"/>
      <text:p text:style-name="P1"><text:span text:style-name="T2">Билет №1</text:span><text:span text:style-name="T3">1</text:span></text:p>
      <text:list xml:id="list370336340581478445" text:style-name="WWNum11">
        <text:list-item>
          <text:p text:style-name="P11">Теплоёмкость. Теплоёмкость <text:s/>идеального газа. Теплоёмкость многоатомных газов. Работа при адиабатном процессе. </text:p>
        </text:list-item>
        <text:list-item>
          <text:p text:style-name="P16"><text:span text:style-name="T4">Задача по теме: «Построение графиков изопроцессов».</text:span></text:p>
        </text:list-item>
      </text:list>
      <text:p text:style-name="P1"><text:span text:style-name="T2">Билет №</text:span><text:span text:style-name="T3">12</text:span></text:p>
      <text:list xml:id="list2035893734797597966" text:style-name="WWNum12">
        <text:list-item>
          <text:p text:style-name="P12">Необратимость процессов в природе. Тепловые машины, принцип их действия. Цикл Карно. КПД тепловой машины. <text:s/>КПД идеальной машины. Второе начало термодинамики.</text:p>
        </text:list-item>
        <text:list-item>
          <text:p text:style-name="P17"><text:span text:style-name="T4">Задача по теме: «Влажность воздуха»</text:span></text:p>
        </text:list-item>
      </text:list>
      <text:p text:style-name="P1"><text:span text:style-name="T2">Билет №1</text:span><text:span text:style-name="T3">3</text:span></text:p>
      <text:list xml:id="list1652545882920186617" text:style-name="WWNum13">
        <text:list-item>
          <text:p text:style-name="P13">Применение <text:s/>первого начала <text:s/>термодинамики <text:s/>к <text:s/>различным <text:s text:c="2"/>изопроцессам. Адиабатный процесс. Уравнение Пуассона.</text:p>
        </text:list-item>
        <text:list-item>
          <text:p text:style-name="P13"><text:span text:style-name="T8">Решение задач по теме: «Уравнение Менделеева-Клайперона».</text:span></text:p>
        </text:list-item>
      </text:list>
      <text:p text:style-name="P3"><text:span text:style-name="T6"><text:s text:c="14"/></text:span><text:span text:style-name="T7"><text:tab/></text:span></text:p>
      <text:p text:style-name="P1"><text:span text:style-name="T2">Билет №</text:span><text:span text:style-name="T3">14</text:span></text:p>
      <text:list xml:id="list1512080138915801088" text:style-name="WWNum14">
        <text:list-item>
          <text:p text:style-name="P14">Закон Дальтона. Влажность атмосферного воздуха. Измерение влажности. </text:p>
        </text:list-item>
        <text:list-item>
          <text:p text:style-name="P14"><text:span text:style-name="T4">Задача по теме: «Первое начало термодинамики»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Bookman Old Style1" svg:font-family="'Bookman Old Style'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0" fo:widows="0" fo:hyphenation-ladder-count="no-limit" style:writing-mode="lr-tb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hi" style:country-asian="I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35in" fo:text-indent="-0.25in" fo:margin-left="0.75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0035in" fo:text-indent="-0.25in" fo:margin-left="1.003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35in" fo:text-indent="-0.25in" fo:margin-left="1.25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035in" fo:text-indent="-0.25in" fo:margin-left="1.503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35in" fo:text-indent="-0.25in" fo:margin-left="1.753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0035in" fo:text-indent="-0.25in" fo:margin-left="2.003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35in" fo:text-indent="-0.25in" fo:margin-left="2.253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035in" fo:text-indent="-0.25in" fo:margin-left="2.503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35in" fo:text-indent="-0.25in" fo:margin-left="2.75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902in" fo:text-indent="-0.25in" fo:margin-left="0.690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9402in" fo:text-indent="-0.25in" fo:margin-left="0.9402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1902in" fo:text-indent="-0.25in" fo:margin-left="1.1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4402in" fo:text-indent="-0.25in" fo:margin-left="1.440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6902in" fo:text-indent="-0.25in" fo:margin-left="1.690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9402in" fo:text-indent="-0.25in" fo:margin-left="1.940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1902in" fo:text-indent="-0.25in" fo:margin-left="2.190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4402in" fo:text-indent="-0.25in" fo:margin-left="2.440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6902in" fo:text-indent="-0.25in" fo:margin-left="2.69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354in" fo:text-indent="-0.25in" fo:margin-left="0.7354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9854in" fo:text-indent="-0.25in" fo:margin-left="0.9854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354in" fo:text-indent="-0.25in" fo:margin-left="1.235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4854in" fo:text-indent="-0.25in" fo:margin-left="1.485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354in" fo:text-indent="-0.25in" fo:margin-left="1.7354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9854in" fo:text-indent="-0.25in" fo:margin-left="1.985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354in" fo:text-indent="-0.25in" fo:margin-left="2.2354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4854in" fo:text-indent="-0.25in" fo:margin-left="2.485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354in" fo:text-indent="-0.25in" fo:margin-left="2.735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7" style:layout-grid-base-height="0.1665in" style:layout-grid-ruby-height="0.0598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ользователь Windows</meta:initial-creator>
    <meta:editing-cycles>2</meta:editing-cycles>
    <meta:creation-date>2016-11-15T09:06:00</meta:creation-date>
    <dc:date>2017-11-18T00:22:48.875660432</dc:date>
    <meta:editing-duration>PT54M4S</meta:editing-duration>
    <meta:generator>LibreOffice/4.3.3.2$Linux_x86 LibreOffice_project/430m0$Build-2</meta:generator>
    <meta:document-statistic meta:table-count="0" meta:image-count="0" meta:object-count="0" meta:page-count="2" meta:paragraph-count="46" meta:word-count="376" meta:character-count="2987" meta:non-whitespace-character-count="2635"/>
    <meta:user-defined meta:name="AppVersion">12.0000</meta:user-defined>
    <meta:user-defined meta:name="Company">Президентский ФМЛ №239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